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5ebea" officeooo:paragraph-rsid="0585ebea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b08156" officeooo:paragraph-rsid="05b08156"/>
    </style:style>
    <style:style style:name="P6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d8a55" officeooo:paragraph-rsid="058e42d4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ca2785" officeooo:paragraph-rsid="05d0b190"/>
    </style:style>
    <style:style style:name="P8" style:family="paragraph" style:parent-style-name="Text_20_body">
      <style:paragraph-properties fo:text-align="end" style:justify-single-word="false" style:writing-mode="rl-tb"/>
      <style:text-properties style:use-window-font-color="true" officeooo:rsid="0585ebea" officeooo:paragraph-rsid="0585ebea"/>
    </style:style>
    <style:style style:name="P9" style:family="paragraph" style:parent-style-name="Text_20_body">
      <style:paragraph-properties fo:text-align="end" style:justify-single-word="false" style:writing-mode="rl-tb"/>
      <style:text-properties style:use-window-font-color="true" officeooo:rsid="058696ee" officeooo:paragraph-rsid="05bfdadc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5b08156" officeooo:paragraph-rsid="05aad19a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5b08156" officeooo:paragraph-rsid="05b08156"/>
    </style:style>
    <style:style style:name="P12" style:family="paragraph" style:parent-style-name="Heading_20_2">
      <style:paragraph-properties fo:text-align="end" style:justify-single-word="false" style:writing-mode="rl-tb"/>
      <style:text-properties style:use-window-font-color="true" officeooo:rsid="052623dc" officeooo:paragraph-rsid="0585ebea"/>
    </style:style>
    <style:style style:name="P13" style:family="paragraph" style:parent-style-name="Heading_20_2">
      <style:paragraph-properties fo:text-align="end" style:justify-single-word="false" style:writing-mode="rl-tb"/>
      <style:text-properties style:use-window-font-color="true" officeooo:paragraph-rsid="05a51d6c"/>
    </style:style>
    <style:style style:name="P14" style:family="paragraph" style:parent-style-name="Heading_20_2">
      <style:paragraph-properties fo:text-align="end" style:justify-single-word="false" style:writing-mode="rl-tb"/>
      <style:text-properties style:use-window-font-color="true" officeooo:rsid="054277b2" officeooo:paragraph-rsid="05d0b190"/>
    </style:style>
    <style:style style:name="P15" style:family="paragraph" style:parent-style-name="Heading_20_2">
      <style:paragraph-properties fo:text-align="end" style:justify-single-word="false" style:writing-mode="rl-tb"/>
      <style:text-properties style:use-window-font-color="true" fo:font-weight="normal" officeooo:rsid="052ad1a0" officeooo:paragraph-rsid="05d0b190" style:font-weight-asian="normal" style:font-weight-complex="normal"/>
    </style:style>
    <style:style style:name="P16" style:family="paragraph" style:parent-style-name="Heading_20_2">
      <style:paragraph-properties fo:text-align="end" style:justify-single-word="false" style:writing-mode="rl-tb"/>
      <style:text-properties style:use-window-font-color="true" style:text-position="0% 100%" officeooo:rsid="054277b2" officeooo:paragraph-rsid="05d0bf84"/>
    </style:style>
    <style:style style:name="P17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85ebea"/>
    </style:style>
    <style:style style:name="P18" style:family="paragraph" style:parent-style-name="Text_20_body">
      <style:paragraph-properties fo:text-align="start" style:justify-single-word="false" style:writing-mode="lr-tb"/>
      <style:text-properties style:use-window-font-color="true" officeooo:rsid="0585ebea" officeooo:paragraph-rsid="05c2048f"/>
    </style:style>
    <style:style style:name="P19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aad19a"/>
    </style:style>
    <style:style style:name="P20" style:family="paragraph" style:parent-style-name="Text_20_body">
      <style:paragraph-properties fo:text-align="start" style:justify-single-word="false" style:writing-mode="lr-tb"/>
      <style:text-properties style:use-window-font-color="true" style:text-position="0% 100%" officeooo:rsid="058696ee" officeooo:paragraph-rsid="05c2048f"/>
    </style:style>
    <style:style style:name="P21" style:family="paragraph" style:parent-style-name="Text_20_body">
      <style:text-properties style:use-window-font-color="true"/>
    </style:style>
    <style:style style:name="P22" style:family="paragraph" style:parent-style-name="Text_20_body">
      <style:paragraph-properties fo:line-height="100%"/>
      <style:text-properties style:use-window-font-color="true" officeooo:rsid="04af6545" officeooo:paragraph-rsid="04af6545"/>
    </style:style>
    <style:style style:name="P23" style:family="paragraph" style:parent-style-name="Text_20_body">
      <style:text-properties style:use-window-font-color="true" officeooo:rsid="05830722" officeooo:paragraph-rsid="05b3d691"/>
    </style:style>
    <style:style style:name="P24" style:family="paragraph" style:parent-style-name="Text_20_body">
      <style:text-properties style:use-window-font-color="true" officeooo:rsid="05b3d691" officeooo:paragraph-rsid="05b48436"/>
    </style:style>
    <style:style style:name="P25" style:family="paragraph" style:parent-style-name="Text_20_body">
      <style:text-properties style:use-window-font-color="true" officeooo:paragraph-rsid="05b1e2d3"/>
    </style:style>
    <style:style style:name="P26" style:family="paragraph" style:parent-style-name="Text_20_body">
      <style:text-properties style:use-window-font-color="true" officeooo:paragraph-rsid="05bbe304"/>
    </style:style>
    <style:style style:name="P27" style:family="paragraph" style:parent-style-name="Text_20_body">
      <style:text-properties style:use-window-font-color="true" fo:font-weight="normal" officeooo:rsid="05a2eacb" officeooo:paragraph-rsid="05b1e2d3" style:font-weight-asian="normal" style:font-weight-complex="normal"/>
    </style:style>
    <style:style style:name="P28" style:family="paragraph" style:parent-style-name="Text_20_body">
      <style:text-properties style:use-window-font-color="true" officeooo:rsid="05b48436" officeooo:paragraph-rsid="05b48436"/>
    </style:style>
    <style:style style:name="P29" style:family="paragraph" style:parent-style-name="Text_20_body">
      <style:text-properties officeooo:rsid="05aad19a" officeooo:paragraph-rsid="05aad19a"/>
    </style:style>
    <style:style style:name="P30" style:family="paragraph" style:parent-style-name="Text_20_body">
      <style:text-properties officeooo:rsid="05b48436" officeooo:paragraph-rsid="05b9c5d1"/>
    </style:style>
    <style:style style:name="P31" style:family="paragraph" style:parent-style-name="Text_20_body">
      <style:text-properties officeooo:rsid="05c333d2" officeooo:paragraph-rsid="05d0b190"/>
    </style:style>
    <style:style style:name="P32" style:family="paragraph" style:parent-style-name="Text_20_body">
      <style:text-properties officeooo:rsid="05ca2785" officeooo:paragraph-rsid="05d0b190"/>
    </style:style>
    <style:style style:name="P33" style:family="paragraph" style:parent-style-name="Text_20_body">
      <style:text-properties officeooo:rsid="05d0bf84" officeooo:paragraph-rsid="05d0bf84"/>
    </style:style>
    <style:style style:name="P34" style:family="paragraph" style:parent-style-name="Text_20_body">
      <style:text-properties officeooo:rsid="05d31f03" officeooo:paragraph-rsid="05d31f03"/>
    </style:style>
    <style:style style:name="P35" style:family="paragraph" style:parent-style-name="Text_20_body" style:list-style-name="L1">
      <style:text-properties officeooo:paragraph-rsid="05b3d691"/>
    </style:style>
    <style:style style:name="P36" style:family="paragraph" style:parent-style-name="Text_20_body" style:list-style-name="L1">
      <style:text-properties officeooo:rsid="05b48436" officeooo:paragraph-rsid="05b48436"/>
    </style:style>
    <style:style style:name="P37" style:family="paragraph" style:parent-style-name="Heading_20_1">
      <style:paragraph-properties fo:line-height="100%"/>
      <style:text-properties style:use-window-font-color="true" officeooo:rsid="04af6545" officeooo:paragraph-rsid="057e19f6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526c858"/>
    </style:style>
    <style:style style:name="T3" style:family="text">
      <style:text-properties style:text-position="0% 100%" officeooo:rsid="053d3269"/>
    </style:style>
    <style:style style:name="T4" style:family="text">
      <style:text-properties style:text-position="0% 100%" officeooo:rsid="0585ebea"/>
    </style:style>
    <style:style style:name="T5" style:family="text">
      <style:text-properties style:text-position="0% 100%" officeooo:rsid="058696ee"/>
    </style:style>
    <style:style style:name="T6" style:family="text">
      <style:text-properties style:text-position="0% 100%" officeooo:rsid="0589ecae"/>
    </style:style>
    <style:style style:name="T7" style:family="text">
      <style:text-properties style:text-position="0% 100%" officeooo:rsid="058a8887"/>
    </style:style>
    <style:style style:name="T8" style:family="text">
      <style:text-properties style:text-position="0% 100%" officeooo:rsid="059419bf"/>
    </style:style>
    <style:style style:name="T9" style:family="text">
      <style:text-properties style:text-position="0% 100%" officeooo:rsid="05a386dd"/>
    </style:style>
    <style:style style:name="T10" style:family="text">
      <style:text-properties style:text-position="0% 100%" officeooo:rsid="05a51d6c"/>
    </style:style>
    <style:style style:name="T11" style:family="text">
      <style:text-properties style:text-position="0% 100%" officeooo:rsid="05bf4708"/>
    </style:style>
    <style:style style:name="T12" style:family="text">
      <style:text-properties style:text-position="0% 100%" officeooo:rsid="05bfdadc"/>
    </style:style>
    <style:style style:name="T13" style:family="text">
      <style:text-properties style:text-position="0% 100%" officeooo:rsid="05c2048f"/>
    </style:style>
    <style:style style:name="T14" style:family="text">
      <style:text-properties style:text-position="0% 100%" officeooo:rsid="05d0b190"/>
    </style:style>
    <style:style style:name="T15" style:family="text">
      <style:text-properties officeooo:rsid="05226f8d"/>
    </style:style>
    <style:style style:name="T16" style:family="text">
      <style:text-properties officeooo:rsid="052c9289"/>
    </style:style>
    <style:style style:name="T17" style:family="text">
      <style:text-properties officeooo:rsid="054740c5"/>
    </style:style>
    <style:style style:name="T18" style:family="text">
      <style:text-properties officeooo:rsid="0550dfd7"/>
    </style:style>
    <style:style style:name="T19" style:family="text">
      <style:text-properties fo:font-weight="normal" officeooo:rsid="05b1e2d3" style:font-weight-asian="normal" style:font-weight-complex="normal"/>
    </style:style>
    <style:style style:name="T20" style:family="text">
      <style:text-properties fo:font-weight="normal" officeooo:rsid="05b89435" style:font-weight-asian="normal" style:font-weight-complex="normal"/>
    </style:style>
    <style:style style:name="T21" style:family="text">
      <style:text-properties fo:font-weight="normal" officeooo:rsid="05bbe304" style:font-weight-asian="normal" style:font-weight-complex="normal"/>
    </style:style>
    <style:style style:name="T22" style:family="text">
      <style:text-properties fo:font-weight="normal" officeooo:rsid="05bd39a8" style:font-weight-asian="normal" style:font-weight-complex="normal"/>
    </style:style>
    <style:style style:name="T23" style:family="text">
      <style:text-properties fo:font-weight="normal" officeooo:rsid="05be0504" style:font-weight-asian="normal" style:font-weight-complex="normal"/>
    </style:style>
    <style:style style:name="T24" style:family="text">
      <style:text-properties fo:font-weight="normal" officeooo:rsid="05cef337" style:font-weight-asian="normal" style:font-weight-complex="normal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officeooo:rsid="05b3d691"/>
    </style:style>
    <style:style style:name="T27" style:family="text">
      <style:text-properties style:use-window-font-color="true" officeooo:rsid="05b48436"/>
    </style:style>
    <style:style style:name="T28" style:family="text">
      <style:text-properties style:use-window-font-color="true" officeooo:rsid="05b74655"/>
    </style:style>
    <style:style style:name="T29" style:family="text">
      <style:text-properties style:use-window-font-color="true" officeooo:rsid="05b9c5d1"/>
    </style:style>
    <style:style style:name="T30" style:family="text">
      <style:text-properties officeooo:rsid="05aca18c"/>
    </style:style>
    <style:style style:name="T31" style:family="text">
      <style:text-properties officeooo:rsid="05b48436"/>
    </style:style>
    <style:style style:name="T32" style:family="text">
      <style:text-properties officeooo:rsid="05bf880b"/>
    </style:style>
    <style:style style:name="T33" style:family="text">
      <style:text-properties officeooo:rsid="05c15b31"/>
    </style:style>
    <style:style style:name="T34" style:family="text">
      <style:text-properties officeooo:rsid="05c333d2"/>
    </style:style>
    <style:style style:name="T35" style:family="text">
      <style:text-properties style:text-position="sub 58%"/>
    </style:style>
    <style:style style:name="T36" style:family="text">
      <style:text-properties officeooo:rsid="05c6f509"/>
    </style:style>
    <style:style style:name="T37" style:family="text">
      <style:text-properties officeooo:rsid="05d0b190"/>
    </style:style>
    <style:style style:name="T38" style:family="text">
      <style:text-properties officeooo:rsid="05d0bf84"/>
    </style:style>
    <style:style style:name="T3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span text:style-name="T15">מטלה</text:span> –<text:span text:style-name="T16"> מכרזי ויקרי-קלארק-גרובס ומאירסון</text:span></text:h>
      <text:p text:style-name="P22">יש לענות על שאלה אחת לבחירתכם.</text:p>
      <text:p text:style-name="P3">שאלה <text:span text:style-name="T18">1</text:span>: <text:span text:style-name="T17">שוק דו-צדדי</text:span></text:p>
      <text:p text:style-name="P23">אחד השימושים של תורת המכרזים הוא ניהול אוטומטי של שוק דו-צדדי, <text:span text:style-name="T31">שיש בו גם קונים וגם מוכרים, כמו למשל בבורסה לניירות ערך.</text:span> <text:span text:style-name="T31">לצורך השאלה נניח שכל מוכר מחזיק מניה אחת, כל קונה מעוניין במניה אחת, וכל המניות זהות (של אותה חברה).</text:span></text:p>
      <text:p text:style-name="P24">א. <text:span text:style-name="T31">נניח שבבורסה יש:</text:span></text:p>
      <text:list xml:id="list2322317038" text:style-name="L1">
        <text:list-item>
          <text:p text:style-name="P35"><text:span text:style-name="T26">חמישה מוכרים, המייחסים למניה שלהם </text:span><text:span text:style-name="T27">את הערכים הבאים: 1, 3, 5, 7, 9.</text:span></text:p>
        </text:list-item>
        <text:list-item>
          <text:p text:style-name="P36"><text:span text:style-name="T25">חמישה קונים, המייחסים לאותה מניה את הערכים: </text:span><text:span text:style-name="T28">10, 8, 6, 4, 2</text:span><text:span text:style-name="T25">.</text:span></text:p>
        </text:list-item>
      </text:list>
      <text:p text:style-name="P28">מהו המסחר הממקסם את סכום הערכים – כמה מניות נסחרות, מי מוכר ומי קונה?</text:p>
      <text:p text:style-name="P30"><text:span text:style-name="T26">ב. </text:span><text:span text:style-name="T29">מה הם תשלומי VCG בשוק של סעיף א? <text:s text:c="2"/>מה הבעיה בתשלומים אלה?</text:span></text:p>
      <text:p text:style-name="P25"><text:span text:style-name="T21">ג</text:span><text:span text:style-name="T19">. </text:span><text:span text:style-name="T20">נתון כלל-הבחירה </text:span><text:span text:style-name="T21">"בחר את כל הקונים והמוכרים במסחר האופטימלי". מה הם תשלומי מאירסון עבור כלל זה? הדגימו על השוק של סעיף א.</text:span></text:p>
      <text:p text:style-name="P26"><text:span text:style-name="T22">ד</text:span><text:span text:style-name="T19">. </text:span><text:span text:style-name="T20">נתון כלל-הבחירה </text:span><text:span text:style-name="T21">"בחר את כל הקונים והמוכרים במסחר האופטימלי, פרט לזוג </text:span><text:span text:style-name="T24">קונה-מוכר </text:span><text:span text:style-name="T21">עם ההפרש הקטן ביותר". מה הם תשלומי מאירסון </text:span><text:span text:style-name="T23">עבור כלל זה</text:span><text:span text:style-name="T21">? הדגימו על השוק של סעיף א.</text:span></text:p>
      <text:p text:style-name="P27"/>
      <text:p text:style-name="P12"><text:span text:style-name="T2">שאלה</text:span><text:span text:style-name="T3"> </text:span><text:span text:style-name="T14">2</text:span><text:span text:style-name="T2">: </text:span><text:span text:style-name="T4">תיכנות </text:span><text:span text:style-name="T8">- כלל-התשלום של מאירסון</text:span></text:p>
      <text:p text:style-name="P21"><text:span text:style-name="T4">נ</text:span><text:span text:style-name="T1">תו</text:span><text:span text:style-name="T4">נה פונקציה המייצגת כלל-בחירה. כותרת הפונקציה:</text:span></text:p>
      <text:p text:style-name="P17"><text:span text:style-name="T11">def </text:span><text:span text:style-name="T1">choice</text:span><text:span text:style-name="T5">s</text:span><text:span text:style-name="T1"> (values: </text:span><text:span text:style-name="T11">List[float]) → List[bool]: ...</text:span></text:p>
      <text:p text:style-name="P4">הפונקציה מקבלת כקלט וקטור של מספרים המייצגים את הערכים של השחקנים <text:span text:style-name="T30">(בשקלים)</text:span>. הפונקציה מחזירה כפלט וקטור בוליאני המחזיר, לגבי כל שחקן, האם הוא נבחר או לא.</text:p>
      <text:p text:style-name="P8"><text:span text:style-name="T1">כיתבו פונקציה </text:span><text:span text:style-name="T6">המייצגת </text:span><text:span text:style-name="T1">את כלל-התשלום המתאים</text:span><text:span text:style-name="T5">,</text:span><text:span text:style-name="T1"> לפי </text:span><text:span text:style-name="T5">משפט </text:span><text:span text:style-name="T1">מאירסון</text:span><text:span text:style-name="T5">. כותרת הפונקציה:</text:span></text:p>
      <text:p text:style-name="P19"><text:span text:style-name="T32">def </text:span>payments (<text:span text:style-name="T32">values: List[float</text:span>]) →<text:span text:style-name="T32"> List[float]: ...</text:span></text:p>
      <text:p text:style-name="P9"><text:span text:style-name="T1">הפונקציה מקבלת כקלט את וקטור הערכים (כמו הפונקציה הקודמת), ומחזירה את וקטור </text:span><text:span text:style-name="T7">התשלומים</text:span><text:span text:style-name="T6">, </text:span><text:span text:style-name="T9">בשקלים, ברמת-דיוק של אגורה אחת (0.01 ש"ח).</text:span></text:p>
      <text:p text:style-name="P9"><text:span text:style-name="T1">אם הפונקציה מגלה שכלל-הבחירה אינו מונוטוני - היא צריכה לזרוק חריגה </text:span><text:span text:style-name="T12">מתאימה</text:span><text:span text:style-name="T1">.</text:span></text:p>
      <text:p text:style-name="P6"/>
      <text:p text:style-name="P13"><text:span text:style-name="T2">שאלה</text:span><text:span text:style-name="T3"> </text:span><text:span text:style-name="T14">3</text:span><text:span text:style-name="T2">: </text:span><text:span text:style-name="T4">תיכנות –</text:span><text:span text:style-name="T8"> </text:span><text:span text:style-name="T10">מכרז מאירסון לבעיית התרמיל</text:span></text:p>
      <text:p text:style-name="P29">נתון מערך גלובלי <text:span text:style-name="T33">בשם weights, </text:span>שבו האיבר ה-i מייצג את המשקל של השחקן ה-i.</text:p>
      <text:p text:style-name="P10"><text:soft-page-break/>א. בחרו אחד מאלגוריתמי-הקירוב שלמדנו (א, ב, או א+ב), <text:s/>וכיתבו את פונקציית-הבחירה המתאימה לו:</text:p>
      <text:p text:style-name="P18"><text:span text:style-name="T13">def</text:span><text:span text:style-name="T1"> choice</text:span><text:span text:style-name="T5">s</text:span><text:span text:style-name="T1"> (values: </text:span><text:span text:style-name="T13">List[</text:span><text:span text:style-name="T9">double</text:span><text:span text:style-name="T1">]) →</text:span><text:span text:style-name="T13"> List[bool]: ...</text:span></text:p>
      <text:p text:style-name="P11">ב. בחרו אחד מאלגוריתמי-הקירוב שלמדנו (א, ב, או א+ב), <text:s/>וכיתבו את פונקציית-התשלום המתאימה לו:</text:p>
      <text:p text:style-name="P20"><text:span text:style-name="T32">def </text:span>payments (<text:span text:style-name="T32">values: List[float</text:span>]) →<text:span text:style-name="T32"> List[float]: ...</text:span></text:p>
      <text:p text:style-name="P5">כאן (בניגוד לשאלה הקודמת) חישוב התשלומים צריך להיות מדוייק, ע"י נוסחה מפורשת.</text:p>
      <text:p text:style-name="P5"/>
      <text:p text:style-name="P15">שאלה <text:span text:style-name="T37">4</text:span>: <text:span text:style-name="T34">דוגמאות למכרזי מאירסון</text:span></text:p>
      <text:p text:style-name="P31">הסעיפים הבאים מתייחסים לכלל-הבחירה "בחר את הערך הגבוה ביותר, בתנאי שהוא לפחות 10".</text:p>
      <text:p text:style-name="P31">א. הראו (ע"י דוגמה) שתשלומי וק"ג עבור כלל זה אינם מגלי-אמת.</text:p>
      <text:p text:style-name="P31">ב. תנו נוסחה לחישוב תשלומי מאירסון עבור כלל זה. הדגימו את הנוסחה.</text:p>
      <text:p text:style-name="P31">בסעיפים הבאים, נתון שלכל משתתף i יש משקל w<text:span text:style-name="T35">i</text:span> שהוא מידע ציבורי. כלל-הבחירה הוא "בחר את המשתתף שהמכפלה ערך*משקל (v<text:span text:style-name="T35">i</text:span>*w<text:span text:style-name="T35">i</text:span>) שלו היא הגדולה ביותר".</text:p>
      <text:p text:style-name="P31">ג. הראו (ע"י דוגמה) שתשלומי וק"ג עבור כלל זה אינם מגלי-אמת.</text:p>
      <text:p text:style-name="P31">ד. תנו נוסחה לחישוב תשלומי מאירסון עבור כלל זה. הדגימו את הנוסחה.</text:p>
      <text:p text:style-name="P14"/>
      <text:p text:style-name="P14">שאלה <text:span text:style-name="T37">5</text:span>: <text:span text:style-name="T36">אלגוריתם אמיתי למציאת עץ פורש מקסימלי</text:span></text:p>
      <text:p text:style-name="P32">נתון גרף לא-מכוון, שבו לכל קשת יש ערך. כל קשת שייכת למישהו, והערך הוא מידע פרטי של הבעלים.</text:p>
      <text:p text:style-name="P32">א. הדגימו את אלגוריתם VCG למציאת עץ פורש עם ערך מקסימלי.</text:p>
      <text:p text:style-name="P7">ב. הדגימו את אלגוריתם מאירסון למציאת עץ פורש עם ערך מקסימלי.</text:p>
      <text:p text:style-name="P7"/>
      <text:p text:style-name="P16">שאלה <text:span text:style-name="T38">6</text:span>: <text:span text:style-name="T38">פתרונות מקוריים לבעיית התרמיל</text:span></text:p>
      <text:p text:style-name="P33">א. הציעו שלושה אלגוריתמים מקוריים (שונים מהאלגוריתמים שנלמדו בכיתה) והגיוניים לפתרון בעיית התרמיל.</text:p>
      <text:p text:style-name="P33">ב. עבור כל אלגוריתם שמצאתם בסעיף א, תנו דוגמה למשקלים וערכים, המראה שהאלגוריתם אינו אופטימלי.</text:p>
      <text:p text:style-name="P34">ג. עבור אחד האלגוריתמים שמצאתם בסעיף א, חשבו את כלל-התשלומים של מאירסון.</text:p>
      <text:p text:style-name="P33"><text:span text:style-name="T39">הערה</text:span>: משקלי החפצים יכולים להיות מספרים ממשיים חיוביים כלשהם (לא דווקא מספרים שלמים).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9T16:32:24.939162231</dc:date>
    <meta:editing-duration>P11DT9H31M27S</meta:editing-duration>
    <meta:editing-cycles>1321</meta:editing-cycles>
    <dc:creator>Erel Segal-Halevi</dc:creator>
    <meta:document-statistic meta:table-count="0" meta:image-count="0" meta:object-count="0" meta:page-count="2" meta:paragraph-count="44" meta:word-count="538" meta:character-count="3124" meta:non-whitespace-character-count="2625"/>
  </office:meta>
</office:document-meta>
</file>